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177824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17fa74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18d055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paragraph-rsid="001abade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1e183d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abade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d0f9d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4f6d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8d055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8d055" officeooo:paragraph-rsid="0018d055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77824" officeooo:paragraph-rsid="00177824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7fa74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d0f9d" officeooo:paragraph-rsid="001d0f9d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e183d" officeooo:paragraph-rsid="001e183d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d0f9d" officeooo:paragraph-rsid="001d0f9d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paragraph-rsid="0018d055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paragraph-rsid="00177824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paragraph-rsid="001abade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master-page-name="Standard">
      <style:paragraph-properties fo:text-align="start" style:justify-single-word="false" style:page-number="1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 fo:break-before="column"/>
      <style:text-properties fo:font-size="12pt" fo:font-weight="normal" officeooo:paragraph-rsid="001abade" style:font-size-asian="12pt" style:font-weight-asian="normal" style:font-name-complex="Times New Roman" style:font-size-complex="12pt" style:font-weight-complex="normal"/>
    </style:style>
    <style:style style:name="T1" style:family="text">
      <style:text-properties officeooo:rsid="001315f9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font-weight="normal" officeooo:rsid="0016029b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font-weight="normal" officeooo:rsid="0018d055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font-weight="normal" officeooo:rsid="001ad1a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weight="normal" officeooo:rsid="001d0f9d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size="12pt" fo:font-weight="normal" officeooo:rsid="001e183d" style:font-size-asian="12pt" style:font-weight-asian="normal" style:font-name-complex="Times New Roman" style:font-size-complex="12pt" style:font-weight-complex="normal"/>
    </style:style>
    <style:style style:name="T10" style:family="text">
      <style:text-properties fo:font-size="12pt" fo:font-weight="normal" officeooo:rsid="001e86ec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officeooo:rsid="00144f6d"/>
    </style:style>
    <style:style style:name="T13" style:family="text">
      <style:text-properties officeooo:rsid="0016029b"/>
    </style:style>
    <style:style style:name="T14" style:family="text">
      <style:text-properties officeooo:rsid="001777d7"/>
    </style:style>
    <style:style style:name="T15" style:family="text">
      <style:text-properties officeooo:rsid="0017fa74"/>
    </style:style>
    <style:style style:name="T16" style:family="text">
      <style:text-properties officeooo:rsid="0018d055"/>
    </style:style>
    <style:style style:name="T17" style:family="text">
      <style:text-properties officeooo:rsid="001ad1ae"/>
    </style:style>
    <style:style style:name="T18" style:family="text">
      <style:text-properties officeooo:rsid="001d0f9d"/>
    </style:style>
    <style:style style:name="T19" style:family="text">
      <style:text-properties officeooo:rsid="001abade"/>
    </style:style>
    <style:style style:name="T20" style:family="text">
      <style:text-properties officeooo:rsid="001e183d"/>
    </style:style>
    <style:style style:name="T21" style:family="text">
      <style:text-properties officeooo:rsid="001e86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6"/>
      <text:p text:style-name="P26">Overview</text:p>
      <text:p text:style-name="P5"><text:span text:style-name="T2">Group Size &lt;= 4<text:tab/><text:tab/><text:tab/><text:tab/></text:span><text:span text:style-name="T3">[</text:span><text:span text:style-name="T9">X</text:span><text:span text:style-name="T3">]</text:span></text:p>
      <text:p text:style-name="P6"/>
      <text:p text:style-name="P6">GIT Hub Repository<text:tab/><text:tab/><text:tab/><text:tab/>[<text:span text:style-name="T20">X</text:span>]</text:p>
      <text:p text:style-name="P6">Live File Server<text:tab/><text:tab/><text:tab/><text:tab/>[]</text:p>
      <text:p text:style-name="P6"/>
      <text:p text:style-name="P21">Submitting</text:p>
      <text:p text:style-name="P6">Email Message containing </text:p>
      <text:p text:style-name="P6"><text:tab/>group member names<text:tab/><text:tab/><text:tab/>[]</text:p>
      <text:p text:style-name="P6"><text:tab/>GIT Repository URL<text:tab/><text:tab/><text:tab/>[]</text:p>
      <text:p text:style-name="P6"><text:tab/>Web Address<text:tab/><text:tab/><text:tab/><text:tab/>[]</text:p>
      <text:p text:style-name="P4"><text:tab/> <text:s text:c="7"/></text:p>
      <text:p text:style-name="P6"><text:span text:style-name="T1">Use MongoDB<text:tab/><text:tab/><text:tab/><text:tab/>[X]<text:tab/><text:tab/>import employees,json<text:tab/></text:span><text:tab/>[X]<text:tab/></text:p>
      <text:p text:style-name="P6"><text:tab/><text:span text:style-name="T1">import books.json<text:tab/><text:tab/></text:span><text:tab/>[X]<text:tab/></text:p>
      <text:p text:style-name="P6"/>
      <text:p text:style-name="P5"><text:span text:style-name="T4">Single Page Application<text:tab/></text:span><text:span text:style-name="T11"> <text:s text:c="11"/><text:tab/></text:span><text:span text:style-name="T3">[</text:span><text:span text:style-name="T8">X</text:span><text:span text:style-name="T3">]</text:span></text:p>
      <text:p text:style-name="P5"><text:span text:style-name="T3"><text:tab/></text:span><text:span text:style-name="T4">use Angular<text:tab/><text:tab/><text:tab/><text:tab/>[</text:span><text:span text:style-name="T7">X</text:span><text:span text:style-name="T4">]</text:span></text:p>
      <text:p text:style-name="P12"><text:tab/>node.js web services<text:tab/><text:tab/><text:tab/>[<text:span text:style-name="T17">X</text:span>]</text:p>
      <text:p text:style-name="P12"><text:tab/>express.js rest web services<text:tab/><text:tab/>[<text:span text:style-name="T17">X</text:span>]</text:p>
      <text:p text:style-name="P12"><text:tab/><text:span text:style-name="T12">use new CSS framework<text:tab/><text:tab/>[X]</text:span></text:p>
      <text:p text:style-name="P12"/>
      <text:p text:style-name="P15">Rest Service Functionality</text:p>
      <text:p text:style-name="P6"><text:tab/><text:span text:style-name="T12">Employee Retrieve info</text:span><text:tab/><text:tab/>[<text:span text:style-name="T21">X</text:span>]</text:p>
      <text:p text:style-name="P6"><text:tab/><text:span text:style-name="T12">To Do Data (CRUD capability) <text:s text:c="5"/>[][X][][]</text:span></text:p>
      <text:p text:style-name="P6"><text:tab/><text:span text:style-name="T12">Book Info (Retrieve)<text:tab/><text:tab/></text:span><text:tab/>[<text:span text:style-name="T21">X</text:span>]</text:p>
      <text:p text:style-name="P6"><text:tab/><text:span text:style-name="T12">Emp. Message (Create &amp; Retrieve)</text:span><text:tab/>[<text:span text:style-name="T21">X</text:span>]<text:span text:style-name="T21">[]</text:span></text:p>
      <text:p text:style-name="P5"/>
      <text:p text:style-name="P16">Sign in page<text:tab/><text:tab/><text:tab/><text:tab/><text:tab/>[<text:span text:style-name="T21">X</text:span>]</text:p>
      <text:p text:style-name="P6"><text:tab/><text:span text:style-name="T13">username</text:span><text:tab/><text:tab/><text:tab/><text:tab/>[<text:span text:style-name="T18">X</text:span>]</text:p>
      <text:p text:style-name="P5"><text:span text:style-name="T3"><text:tab/></text:span><text:span text:style-name="T5">password</text:span><text:span text:style-name="T3"><text:tab/><text:tab/><text:tab/><text:tab/>[</text:span><text:span text:style-name="T8">X</text:span><text:span text:style-name="T3">]</text:span></text:p>
      <text:p text:style-name="P5"><text:tab/><text:span text:style-name="T13">token use<text:tab/><text:tab/><text:tab/><text:tab/>[X]</text:span></text:p>
      <text:p text:style-name="P5"><text:tab/></text:p>
      <text:p text:style-name="P6"><text:span text:style-name="T14">Dash board Page</text:span><text:tab/><text:tab/><text:tab/><text:tab/>[<text:span text:style-name="T21">X</text:span>]</text:p>
      <text:p text:style-name="P7"><text:tab/><text:span text:style-name="T15">header / footer<text:tab/><text:tab/><text:tab/><text:tab/>[X]</text:span></text:p>
      <text:p text:style-name="P18"><text:tab/>todo list<text:tab/><text:tab/><text:tab/><text:tab/>[<text:span text:style-name="T21">X</text:span>]</text:p>
      <text:p text:style-name="P7"><text:tab/><text:span text:style-name="T15">message list<text:tab/><text:tab/><text:tab/><text:tab/>[X]</text:span></text:p>
      <text:p text:style-name="P7"><text:tab/><text:span text:style-name="T15">book list<text:tab/><text:tab/><text:tab/><text:tab/>[X]</text:span></text:p>
      <text:p text:style-name="P7"/>
      <text:p text:style-name="P28"/>
      <text:p text:style-name="P10"/>
      <text:p text:style-name="P10"><text:span text:style-name="T19">About Page</text:span></text:p>
      <text:p text:style-name="P13"><text:tab/>git hub link<text:tab/><text:tab/><text:tab/><text:tab/><text:span text:style-name="T17">[X]</text:span></text:p>
      <text:p text:style-name="P13"><text:tab/><text:span text:style-name="T17">about us<text:tab/><text:tab/><text:tab/><text:tab/>[X]</text:span></text:p>
      <text:p text:style-name="P20"/>
      <text:p text:style-name="P20">Documentation Page</text:p>
      <text:p text:style-name="P20"><text:tab/><text:span text:style-name="T19">live site </text:span>link<text:span text:style-name="T19"><text:tab/><text:tab/><text:tab/><text:tab/></text:span>[<text:span text:style-name="T21">X</text:span>]</text:p>
      <text:p text:style-name="P20"><text:tab/>github link<text:tab/><text:tab/><text:tab/><text:tab/>[<text:span text:style-name="T21">X</text:span>]</text:p>
      <text:p text:style-name="P14"><text:tab/>documentation<text:tab/><text:tab/><text:tab/><text:span text:style-name="T17">[X]</text:span></text:p>
      <text:p text:style-name="P13"/>
      <text:p text:style-name="P19">To do list Card</text:p>
      <text:p text:style-name="P6"><text:tab/><text:span text:style-name="T15">status matrerial chip<text:tab/><text:tab/><text:tab/>[]</text:span></text:p>
      <text:p text:style-name="P6"><text:tab/><text:span text:style-name="T15">priority material chip</text:span><text:tab/><text:tab/><text:tab/>[]</text:p>
      <text:p text:style-name="P6"><text:tab/><text:span text:style-name="T15">create new todo(success/fail)</text:span><text:tab/><text:tab/>[]<text:span text:style-name="T15">[]</text:span></text:p>
      <text:p text:style-name="P8"><text:tab/><text:span text:style-name="T15">update todo (success/fail)<text:tab/><text:tab/></text:span>[]<text:span text:style-name="T15">[]</text:span></text:p>
      <text:p text:style-name="P8"><text:tab/><text:span text:style-name="T15">delete entries<text:tab/>(success/fail)<text:tab/></text:span><text:tab/>[]<text:span text:style-name="T15">[]</text:span></text:p>
      <text:p text:style-name="P6"><text:tab/><text:span text:style-name="T15">sort by date<text:tab/><text:tab/></text:span><text:tab/><text:tab/>[<text:span text:style-name="T21">X</text:span>]</text:p>
      <text:p text:style-name="P6"><text:tab/></text:p>
      <text:p text:style-name="P19">Message List Card</text:p>
      <text:p text:style-name="P10"><text:tab/><text:span text:style-name="T1">view existing messages<text:tab/><text:tab/>[X]</text:span></text:p>
      <text:p text:style-name="P6"><text:tab/><text:span text:style-name="T15">Contact Name</text:span><text:tab/><text:tab/><text:tab/><text:tab/>[<text:span text:style-name="T21">X</text:span>]</text:p>
      <text:p text:style-name="P6"><text:tab/><text:span text:style-name="T15">University Name &amp; link<text:tab/><text:tab/></text:span>[<text:span text:style-name="T21">X</text:span>]<text:span text:style-name="T15">[X]</text:span></text:p>
      <text:p text:style-name="P6"><text:tab/><text:span text:style-name="T15">date<text:tab/></text:span><text:tab/><text:tab/><text:tab/><text:tab/>[<text:span text:style-name="T21">X</text:span>]</text:p>
      <text:p text:style-name="P6"><text:tab/><text:span text:style-name="T15">category</text:span><text:tab/><text:tab/><text:tab/><text:tab/>[<text:span text:style-name="T21">X</text:span>]</text:p>
      <text:p text:style-name="P6"><text:tab/><text:span text:style-name="T15">messages<text:tab/><text:tab/><text:tab/></text:span><text:tab/>[<text:span text:style-name="T21">X</text:span>]</text:p>
      <text:p text:style-name="P6"><text:tab/><text:span text:style-name="T15">university dialogue<text:tab/><text:tab/></text:span><text:tab/>[<text:span text:style-name="T21">X</text:span>]</text:p>
      <text:p text:style-name="P6"><text:tab/><text:tab/><text:span text:style-name="T16">display details<text:tab/> <text:s text:c="6"/>[X][X][X][X]</text:span>[<text:span text:style-name="T21">X</text:span>]</text:p>
      <text:p text:style-name="P6"><text:tab/><text:tab/><text:span text:style-name="T16">map(format &amp; legend<text:tab/> <text:s text:c="11"/>[X][X]</text:span></text:p>
      <text:p text:style-name="P6"/>
      <text:p text:style-name="P16">Book List Card</text:p>
      <text:p text:style-name="P11"><text:tab/><text:span text:style-name="T1">view books<text:tab/><text:tab/><text:tab/><text:tab/>[X]</text:span></text:p>
      <text:p text:style-name="P6"><text:tab/><text:span text:style-name="T16">isbn10<text:tab/><text:tab/><text:tab/></text:span><text:tab/> <text:s text:c="6"/><text:tab/>[<text:span text:style-name="T21">X</text:span>]<text:tab/><text:span text:style-name="T16">title<text:tab/><text:tab/><text:tab/><text:tab/><text:tab/></text:span>[<text:span text:style-name="T21">X</text:span>]</text:p>
      <text:p text:style-name="P6"><text:tab/><text:span text:style-name="T16">category<text:tab/><text:tab/><text:tab/><text:tab/>[X]</text:span></text:p>
      <text:p text:style-name="P5"><text:span text:style-name="T3"><text:tab/></text:span><text:span text:style-name="T6">sort (+ change order)<text:tab/><text:tab/><text:tab/>[</text:span><text:span text:style-name="T10">X]</text:span><text:span text:style-name="T6">[</text:span><text:span text:style-name="T10">X</text:span><text:span text:style-name="T6">]</text:span></text:p>
      <text:p text:style-name="P16"/>
      <text:p text:style-name="P17">Other</text:p>
      <text:p text:style-name="P17"><text:tab/>Log Off Functionality<text:tab/><text:tab/><text:tab/>[<text:span text:style-name="T18">X</text:span>]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fo:font-size="12pt" fo:language="en" fo:country="CA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M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officeooo:rsid="001315f9"/>
    </style:style>
    <style:page-layout style:name="Mpm1">
      <style:page-layout-properties fo:page-width="21.59cm" fo:page-height="27.94cm" style:num-format="1" style:print-orientation="portrait" fo:margin-top="1.9cm" fo:margin-bottom="1.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cm">
          <style:column-sep style:width="0.002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3cm" fo:margin-left="0cm" fo:margin-right="0cm" fo:margin-bottom="2.10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omp 4513 Assignment <text:span text:style-name="MT1">2</text:span></text:p>
        <text:p text:style-name="MP2">Mean Stack</text:p>
        <text:p text:style-name="MP3">Requirements Check Li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fault</dc:title>
    <dc:subject>Sub Title Goes Here</dc:subject>
    <dc:description>In partial fulfilment of whatever</dc:description>
    <meta:initial-creator>James Bergeron</meta:initial-creator>
    <meta:creation-date>2016-02-15T09:33:06.982430600</meta:creation-date>
    <dc:creator>James Bergeron</dc:creator>
    <dc:date>2016-03-28T16:28:41.442236706</dc:date>
    <meta:editing-cycles>20</meta:editing-cycles>
    <meta:editing-duration>PT2H41M</meta:editing-duration>
    <meta:generator>LibreOffice/5.0.3.2$Linux_X86_64 LibreOffice_project/00m0$Build-2</meta:generator>
    <meta:document-statistic meta:table-count="0" meta:image-count="0" meta:object-count="0" meta:page-count="1" meta:paragraph-count="67" meta:word-count="220" meta:character-count="1510" meta:non-whitespace-character-count="1130"/>
  </office:meta>
</office:document-meta>
</file>